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Unconscious bias</text:span></text:p>
      <text:p text:style-name="Standard"/>
      <text:list xml:id="list4110413504" text:style-name="WWNum1">
        <text:list-item>
          <text:p text:style-name="P1">Accessibility bias &amp; availability bias: We tend to base our assumptions on limited information and fail to seek information we do not already know (accessibility bias). We also tend to weigh recent and/or readily available information more heavily when making evaluations (availability bias).</text:p>
        </text:list-item>
        <text:list-item>
          <text:p text:style-name="P1">Anchoring bias: Our estimates are often influenced in the direction of a relevant comparison value or “anchor.”</text:p>
        </text:list-item>
        <text:list-item>
          <text:p text:style-name="P1">Confirmation bias: We rarely seek out ways to falsify our own hypotheses; instead, we tend to go with what’s easy or feels right.</text:p>
        </text:list-item>
        <text:list-item>
          <text:p text:style-name="P1">Self-serving bias: We tend to attribute our own successes to personal characteristics (e.g., character, intention, talent), and our failures to factors beyond our control (e.g., lack of resources). We tend to not do the same for others.</text:p>
        </text:list-item>
        <text:list-item>
          <text:p text:style-name="P1">Overconfidence bias: We often have a mistakenly high degree of certainty in our own beliefs and abilities.</text:p>
        </text:list-item>
        <text:list-item>
          <text:p text:style-name="P1">Affinity bias: We tend to have preferences for people with attributes like ourselve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7" meta:word-count="158" meta:character-count="987" meta:non-whitespace-character-count="842"/>
    <meta:generator>LibreOfficeDev/6.0.5.2$Linux_X86_64 LibreOffice_project/</meta:generator>
  </office:meta>
</office:document-meta>
</file>